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3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1cm" svg:height="7.542cm" svg:x="11.04cm" svg:y="1.72cm">
            <draw:object draw:notify-on-update-of-ranges="Sheet1.B5:Sheet1.B25 Sheet1.C5:Sheet1.C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4">
          <table:table-cell/>
          <table:table-cell table:style-name="Default"/>
          <table:table-cell/>
        </table:table-row>
        <table:table-row table:style-name="ro1">
          <table:table-cell/>
          <table:table-cell office:value-type="date" office:date-value="2009-01-01">
            <text:p>2009-01-01</text:p>
          </table:table-cell>
          <table:table-cell table:formula="of:=RAND()*100" office:value-type="float" office:value="22.1530306618661">
            <text:p>22,1530306619</text:p>
          </table:table-cell>
        </table:table-row>
        <table:table-row table:style-name="ro1">
          <table:table-cell/>
          <table:table-cell office:value-type="date" office:date-value="2009-02-01">
            <text:p>2009-02-01</text:p>
          </table:table-cell>
          <table:table-cell table:formula="of:=RAND()*100" office:value-type="float" office:value="88.1189692765474">
            <text:p>88,1189692765</text:p>
          </table:table-cell>
        </table:table-row>
        <table:table-row table:style-name="ro1">
          <table:table-cell/>
          <table:table-cell office:value-type="date" office:date-value="2009-03-01">
            <text:p>2009-03-01</text:p>
          </table:table-cell>
          <table:table-cell table:formula="of:=RAND()*100" office:value-type="float" office:value="90.0843310635537">
            <text:p>90,0843310636</text:p>
          </table:table-cell>
        </table:table-row>
        <table:table-row table:style-name="ro1">
          <table:table-cell/>
          <table:table-cell office:value-type="date" office:date-value="2009-04-01">
            <text:p>2009-04-01</text:p>
          </table:table-cell>
          <table:table-cell table:formula="of:=RAND()*100" office:value-type="float" office:value="96.6572674922645">
            <text:p>96,6572674923</text:p>
          </table:table-cell>
        </table:table-row>
        <table:table-row table:style-name="ro1">
          <table:table-cell/>
          <table:table-cell office:value-type="date" office:date-value="2009-05-01">
            <text:p>2009-05-01</text:p>
          </table:table-cell>
          <table:table-cell table:formula="of:=RAND()*100" office:value-type="float" office:value="8.14863098785281">
            <text:p>8,1486309879</text:p>
          </table:table-cell>
        </table:table-row>
        <table:table-row table:style-name="ro1">
          <table:table-cell/>
          <table:table-cell office:value-type="date" office:date-value="2009-06-01">
            <text:p>2009-06-01</text:p>
          </table:table-cell>
          <table:table-cell table:formula="of:=RAND()*100" office:value-type="float" office:value="53.7383243907243">
            <text:p>53,7383243907</text:p>
          </table:table-cell>
        </table:table-row>
        <table:table-row table:style-name="ro1">
          <table:table-cell/>
          <table:table-cell office:value-type="date" office:date-value="2009-07-01">
            <text:p>2009-07-01</text:p>
          </table:table-cell>
          <table:table-cell table:formula="of:=RAND()*100" office:value-type="float" office:value="29.4905380345881">
            <text:p>29,4905380346</text:p>
          </table:table-cell>
        </table:table-row>
        <table:table-row table:style-name="ro1">
          <table:table-cell/>
          <table:table-cell office:value-type="date" office:date-value="2009-08-01">
            <text:p>2009-08-01</text:p>
          </table:table-cell>
          <table:table-cell table:formula="of:=RAND()*100" office:value-type="float" office:value="90.1182740926743">
            <text:p>90,1182740927</text:p>
          </table:table-cell>
        </table:table-row>
        <table:table-row table:style-name="ro1">
          <table:table-cell/>
          <table:table-cell office:value-type="date" office:date-value="2009-09-01">
            <text:p>2009-09-01</text:p>
          </table:table-cell>
          <table:table-cell table:formula="of:=RAND()*100" office:value-type="float" office:value="0.0107498373836279">
            <text:p>0,0107498374</text:p>
          </table:table-cell>
        </table:table-row>
        <table:table-row table:style-name="ro1">
          <table:table-cell/>
          <table:table-cell office:value-type="date" office:date-value="2009-10-01">
            <text:p>2009-10-01</text:p>
          </table:table-cell>
          <table:table-cell table:formula="of:=RAND()*100" office:value-type="float" office:value="71.4261525776237">
            <text:p>71,4261525776</text:p>
          </table:table-cell>
        </table:table-row>
        <table:table-row table:style-name="ro1">
          <table:table-cell/>
          <table:table-cell office:value-type="date" office:date-value="2009-11-01">
            <text:p>2009-11-01</text:p>
          </table:table-cell>
          <table:table-cell table:formula="of:=RAND()*100" office:value-type="float" office:value="18.3914035558701">
            <text:p>18,3914035559</text:p>
          </table:table-cell>
        </table:table-row>
        <table:table-row table:style-name="ro1">
          <table:table-cell/>
          <table:table-cell office:value-type="date" office:date-value="2009-12-01">
            <text:p>2009-12-01</text:p>
          </table:table-cell>
          <table:table-cell table:formula="of:=RAND()*100" office:value-type="float" office:value="47.4693369586021">
            <text:p>47,4693369586</text:p>
          </table:table-cell>
        </table:table-row>
        <table:table-row table:style-name="ro1">
          <table:table-cell/>
          <table:table-cell office:value-type="date" office:date-value="2010-01-01">
            <text:p>2010-01-01</text:p>
          </table:table-cell>
          <table:table-cell table:formula="of:=RAND()*100" office:value-type="float" office:value="89.7748803254217">
            <text:p>89,7748803254</text:p>
          </table:table-cell>
        </table:table-row>
        <table:table-row table:style-name="ro1">
          <table:table-cell/>
          <table:table-cell office:value-type="date" office:date-value="2010-02-01">
            <text:p>2010-02-01</text:p>
          </table:table-cell>
          <table:table-cell table:formula="of:=RAND()*100" office:value-type="float" office:value="14.365193201229">
            <text:p>14,3651932012</text:p>
          </table:table-cell>
        </table:table-row>
        <table:table-row table:style-name="ro1">
          <table:table-cell/>
          <table:table-cell office:value-type="date" office:date-value="2010-03-01">
            <text:p>2010-03-01</text:p>
          </table:table-cell>
          <table:table-cell table:formula="of:=RAND()*100" office:value-type="float" office:value="83.1153577193618">
            <text:p>83,1153577194</text:p>
          </table:table-cell>
        </table:table-row>
        <table:table-row table:style-name="ro1">
          <table:table-cell/>
          <table:table-cell office:value-type="date" office:date-value="2010-04-01">
            <text:p>2010-04-01</text:p>
          </table:table-cell>
          <table:table-cell table:formula="of:=RAND()*100" office:value-type="float" office:value="75.6188923958689">
            <text:p>75,6188923959</text:p>
          </table:table-cell>
        </table:table-row>
        <table:table-row table:style-name="ro1">
          <table:table-cell/>
          <table:table-cell office:value-type="date" office:date-value="2010-05-01">
            <text:p>2010-05-01</text:p>
          </table:table-cell>
          <table:table-cell table:formula="of:=RAND()*100" office:value-type="float" office:value="93.4445769526064">
            <text:p>93,4445769526</text:p>
          </table:table-cell>
        </table:table-row>
        <table:table-row table:style-name="ro1">
          <table:table-cell/>
          <table:table-cell office:value-type="date" office:date-value="2010-06-01">
            <text:p>2010-06-01</text:p>
          </table:table-cell>
          <table:table-cell table:formula="of:=RAND()*100" office:value-type="float" office:value="27.9186031315476">
            <text:p>27,9186031315</text:p>
          </table:table-cell>
        </table:table-row>
        <table:table-row table:style-name="ro1">
          <table:table-cell/>
          <table:table-cell office:value-type="date" office:date-value="2010-07-01">
            <text:p>2010-07-01</text:p>
          </table:table-cell>
          <table:table-cell table:formula="of:=RAND()*100" office:value-type="float" office:value="45.2214238233864">
            <text:p>45,2214238234</text:p>
          </table:table-cell>
        </table:table-row>
        <table:table-row table:style-name="ro1">
          <table:table-cell/>
          <table:table-cell office:value-type="date" office:date-value="2010-08-01">
            <text:p>2010-08-01</text:p>
          </table:table-cell>
          <table:table-cell table:formula="of:=RAND()*100" office:value-type="float" office:value="57.1872672997415">
            <text:p>57,1872672997</text:p>
          </table:table-cell>
        </table:table-row>
        <table:table-row table:style-name="ro1">
          <table:table-cell/>
          <table:table-cell office:value-type="date" office:date-value="2010-09-01">
            <text:p>2010-09-01</text:p>
          </table:table-cell>
          <table:table-cell table:formula="of:=RAND()*100" office:value-type="float" office:value="71.6336062643677">
            <text:p>71,633606264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lt" fo:country="L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2011-11-04</text:date>, <text:time>20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4T20:01:05</meta:creation-date>
    <dc:date>2011-11-04T20:18:51</dc:date>
    <meta:editing-duration>PT2M36S</meta:editing-duration>
    <meta:editing-cycles>1</meta:editing-cycles>
    <meta:document-statistic meta:table-count="3" meta:cell-count="42" meta:object-count="1"/>
    <meta:generator>LibreOffice/3.4$Uni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7.543cm" xlink:href=".." xlink:type="simple" chart:class="chart:line" chart:style-name="ch1">
        <chart:plot-area chart:style-name="ch2" table:cell-range-address="Sheet1.B5:Sheet1.C25" chart:data-source-has-labels="column" svg:x="0.77cm" svg:y="0.735cm" svg:width="14.592cm" svg:height="6.238cm">
          <chartooo:coordinate-region svg:x="1.577cm" svg:y="0.934cm" svg:width="13.785cm" svg:height="4.096cm"/>
          <chart:axis chart:dimension="x" chart:name="primary-x" chart:style-name="ch3" chartooo:axis-type="auto">
            <chartooo:date-scale/>
            <chart:categories table:cell-range-address="Sheet1.B5:Sheet1.B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25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9814">
                <text:p>39810</text:p>
                <draw:g>
                  <svg:desc>Sheet1.B5:Sheet1.B25</svg:desc>
                </draw:g>
              </table:table-cell>
              <table:table-cell office:value-type="float" office:value="22.1530306618661">
                <text:p>22.1530306618661</text:p>
                <draw:g>
                  <svg:desc>Sheet1.C5:Sheet1.C25</svg:desc>
                </draw:g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88.1189692765474">
                <text:p>88.1189692765474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90.0843310635537">
                <text:p>90.0843310635537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96.6572674922645">
                <text:p>96.657267492264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8.14863098785281">
                <text:p>8.14863098785281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53.7383243907243">
                <text:p>53.7383243907243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29.4905380345881">
                <text:p>29.4905380345881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90.1182740926743">
                <text:p>90.1182740926743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0.0107498373836279">
                <text:p>0.0107498373836279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71.4261525776237">
                <text:p>71.4261525776237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8.3914035558701">
                <text:p>18.3914035558701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47.4693369586021">
                <text:p>47.4693369586021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89.7748803254217">
                <text:p>89.774880325421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4.365193201229">
                <text:p>14.365193201229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83.1153577193618">
                <text:p>83.1153577193618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75.6188923958689">
                <text:p>75.6188923958689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93.4445769526064">
                <text:p>93.4445769526064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7.9186031315476">
                <text:p>27.918603131547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45.2214238233864">
                <text:p>45.2214238233864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57.1872672997415">
                <text:p>57.1872672997415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71.6336062643677">
                <text:p>71.6336062643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